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60000020C7F394DC9575AE1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1" svg:font-family="'JetBrains Mono', monospace"/>
    <style:font-face style:name="Lohit Devanagari1" svg:font-family="'Lohit Devanagari'"/>
    <style:font-face style:name="JetBrains Mono" svg:font-family="'JetBrains Mono'" style:font-family-generic="modern"/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0e4536" officeooo:paragraph-rsid="001388cf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388cf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6776f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ac6dd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text-underline-style="solid" style:text-underline-width="auto" style:text-underline-color="font-color" officeooo:rsid="001191e8" officeooo:paragraph-rsid="001388cf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58836" officeooo:paragraph-rsid="001388cf" style:font-size-asian="12pt" style:font-style-asian="normal" style:font-weight-asian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191e8" officeooo:paragraph-rsid="001388cf" style:font-size-asian="12pt" style:font-style-asian="normal" style:font-weight-asian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388cf" style:font-size-asian="12pt" style:font-style-asian="normal" style:font-weight-asian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c74ea" style:font-size-asian="12pt" style:font-style-asian="normal" style:font-weight-asian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4cadd" officeooo:paragraph-rsid="001388cf" style:font-size-asian="12pt" style:font-style-asian="normal" style:font-weight-asian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766b5" style:font-size-asian="12pt" style:font-style-asian="normal" style:font-weight-asian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74ea" officeooo:paragraph-rsid="001c74ea" style:font-size-asian="12pt" style:font-style-asian="normal" style:font-weight-asian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191e8" officeooo:paragraph-rsid="001388cf" style:font-size-asian="12pt" style:font-style-asian="normal" style:font-weight-asian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6776f" style:font-size-asian="12pt" style:font-style-asian="normal" style:font-weight-asian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ac6dd" style:font-size-asian="12pt" style:font-style-asian="normal" style:font-weight-asian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766b5" style:font-size-asian="12pt" style:font-style-asian="normal" style:font-weight-asian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c74ea" style:font-size-asian="12pt" style:font-style-asian="normal" style:font-weight-asian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8e0f3" style:font-size-asian="12pt" style:font-style-asian="normal" style:font-weight-asian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ac6dd" style:font-size-asian="12pt" style:font-style-asian="normal" style:font-weight-asian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c74ea" officeooo:paragraph-rsid="001c74ea" style:font-size-asian="12pt" style:font-style-asian="normal" style:font-weight-asian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e556b" officeooo:paragraph-rsid="001e556b" style:font-size-asian="12pt" style:font-style-asian="normal" style:font-weight-asian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officeooo:paragraph-rsid="001ac6dd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1388cf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fo:font-style="normal" fo:font-weight="normal" officeooo:rsid="00558836" officeooo:paragraph-rsid="001388cf" style:font-size-asian="12pt" style:font-style-asian="normal" style:font-weight-asian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rsid="00115077" officeooo:paragraph-rsid="001388cf"/>
    </style:style>
    <style:style style:name="P2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3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3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64244" style:font-size-asian="12pt" style:font-style-asian="normal" style:font-weight-asian="normal"/>
    </style:style>
    <style:style style:name="P3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ac6dd" officeooo:paragraph-rsid="001ac6dd" style:font-size-asian="12pt" style:font-style-asian="normal" style:font-weight-asian="normal"/>
    </style:style>
    <style:style style:name="P3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b70b" officeooo:paragraph-rsid="001cb70b" fo:background-color="#ffffff" style:font-size-asian="12pt" style:font-style-asian="normal" style:font-weight-asian="normal"/>
    </style:style>
    <style:style style:name="P3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3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1" fo:font-size="12pt" fo:font-style="normal" style:text-underline-style="none" fo:font-weight="normal" officeooo:rsid="001c74ea" officeooo:paragraph-rsid="001c74ea" fo:background-color="#ffffff" style:font-size-asian="12pt" style:font-style-asian="normal" style:font-weight-asian="normal"/>
    </style:style>
    <style:style style:name="P3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1" fo:font-size="12pt" fo:font-style="normal" style:text-underline-style="none" fo:font-weight="normal" officeooo:rsid="001c74ea" officeooo:paragraph-rsid="001c74ea" fo:background-color="#ffffff" style:font-name-asian="DejaVu Sans Mono" style:font-size-asian="12pt" style:font-style-asian="normal" style:font-weight-asian="normal" style:font-name-complex="Liberation Mono" style:font-size-complex="10pt"/>
    </style:style>
    <style:style style:name="P3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1" fo:font-size="12pt" fo:font-style="normal" style:text-underline-style="solid" style:text-underline-width="auto" style:text-underline-color="font-color" fo:font-weight="normal" officeooo:rsid="001c74ea" officeooo:paragraph-rsid="001c74ea" fo:background-color="#ffffff" style:font-size-asian="12pt" style:font-style-asian="normal" style:font-weight-asian="normal"/>
    </style:style>
    <style:style style:name="P3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1" fo:background-color="#ffffff"/>
    </style:style>
    <style:style style:name="P3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1" officeooo:rsid="001cb70b" officeooo:paragraph-rsid="001cb70b" fo:background-color="#ffffff"/>
    </style:style>
    <style:style style:name="P4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1" officeooo:rsid="001e556b" officeooo:paragraph-rsid="001e556b" fo:background-color="#ffffff"/>
    </style:style>
    <style:style style:name="P4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fo:background-color="#ffffff"/>
    </style:style>
    <style:style style:name="P4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officeooo:paragraph-rsid="001c74ea" fo:background-color="#ffffff"/>
    </style:style>
    <style:style style:name="P43" style:family="paragraph">
      <style:paragraph-properties style:text-autospace="none"/>
    </style:style>
    <style:style style:name="P44" style:family="paragraph">
      <loext:graphic-properties draw:fill="none" draw:fill-color="#ffffff"/>
      <style:paragraph-properties style:text-autospace="none"/>
      <style:text-properties fo:font-size="12pt"/>
    </style:style>
    <style:style style:name="P45" style:family="paragraph">
      <style:paragraph-properties style:text-autospace="none"/>
      <style:text-properties style:font-name="F" fo:font-size="12pt"/>
    </style:style>
    <style:style style:name="P46" style:family="paragraph">
      <loext:graphic-properties draw:fill="none" draw:fill-color="#ffffff"/>
      <style:paragraph-properties style:text-autospace="none"/>
      <style:text-properties style:font-name="F" fo:font-size="12pt"/>
    </style:style>
    <style:style style:name="P47" style:family="paragraph">
      <style:text-properties style:font-name="F" fo:font-size="12pt"/>
    </style:style>
    <style:style style:name="T1" style:family="text">
      <style:text-properties officeooo:rsid="00115077"/>
    </style:style>
    <style:style style:name="T2" style:family="text">
      <style:text-properties officeooo:rsid="001022d7"/>
    </style:style>
    <style:style style:name="T3" style:family="text">
      <style:text-properties fo:color="#000000"/>
    </style:style>
    <style:style style:name="T4" style:family="text">
      <style:text-properties fo:color="#000000" style:text-underline-style="solid" style:text-underline-width="auto" style:text-underline-color="font-color" officeooo:rsid="001191e8"/>
    </style:style>
    <style:style style:name="T5" style:family="text">
      <style:text-properties fo:color="#000000" style:font-name="JetBrains Mono1"/>
    </style:style>
    <style:style style:name="T6" style:family="text">
      <style:text-properties officeooo:rsid="00558836"/>
    </style:style>
    <style:style style:name="T7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8" style:family="text">
      <style:text-properties style:font-name="Liberation Serif" fo:font-size="12pt" fo:font-style="normal" fo:font-weight="normal" officeooo:rsid="00558836" style:font-size-asian="12pt" style:font-style-asian="normal" style:font-weight-asian="normal"/>
    </style:style>
    <style:style style:name="T9" style:family="text">
      <style:text-properties fo:font-size="12pt" fo:font-style="normal" style:text-underline-style="none" fo:font-weight="normal" officeooo:rsid="00164244" style:font-size-asian="12pt" style:font-style-asian="normal" style:font-weight-asian="normal"/>
    </style:style>
    <style:style style:name="T10" style:family="text">
      <style:text-properties fo:font-size="12pt" fo:font-style="normal" style:text-underline-style="none" fo:font-weight="normal" officeooo:rsid="001ac6dd" style:font-size-asian="12pt" style:font-style-asian="normal" style:font-weight-asian="normal"/>
    </style:style>
    <style:style style:name="T11" style:family="text">
      <style:text-properties fo:color="#ce181e"/>
    </style:style>
    <style:style style:name="T12" style:family="text">
      <style:text-properties fo:color="#ce181e" fo:font-size="12pt" fo:font-style="normal" style:text-underline-style="none" fo:font-weight="normal" officeooo:rsid="00164244" style:font-size-asian="12pt" style:font-style-asian="normal" style:font-weight-asian="normal"/>
    </style:style>
    <style:style style:name="T13" style:family="text">
      <style:text-properties officeooo:rsid="0016776f"/>
    </style:style>
    <style:style style:name="T14" style:family="text">
      <style:text-properties officeooo:rsid="001766b5"/>
    </style:style>
    <style:style style:name="T15" style:family="text">
      <style:text-properties officeooo:rsid="001ac6dd"/>
    </style:style>
    <style:style style:name="T16" style:family="text">
      <style:text-properties fo:color="#080808" style:font-name="JetBrains Mono1" style:font-name-asian="DejaVu Sans Mono" style:font-name-complex="Liberation Mono" style:font-size-complex="10pt"/>
    </style:style>
    <style:style style:name="T17" style:family="text">
      <style:text-properties fo:color="#080808" style:font-name="JetBrains Mono1" officeooo:rsid="001c74ea" style:font-name-asian="DejaVu Sans Mono" style:font-name-complex="Liberation Mono" style:font-size-complex="10pt"/>
    </style:style>
    <style:style style:name="T18" style:family="text">
      <style:text-properties fo:color="#0033b3"/>
    </style:style>
    <style:style style:name="T19" style:family="text">
      <style:text-properties fo:color="#0033b3" style:font-name="JetBrains Mono1"/>
    </style:style>
    <style:style style:name="T20" style:family="text">
      <style:text-properties fo:color="#067d17" style:font-name="JetBrains Mono1"/>
    </style:style>
    <style:style style:name="T21" style:family="text">
      <style:text-properties fo:color="#067d17" style:font-name="JetBrains Mono1" officeooo:rsid="001cb70b"/>
    </style:style>
    <style:style style:name="T22" style:family="text">
      <style:text-properties fo:color="#871094" style:font-name="JetBrains Mono1"/>
    </style:style>
    <style:style style:name="T23" style:family="text">
      <style:text-properties fo:color="#871094" style:font-name="JetBrains Mono1" fo:font-style="italic"/>
    </style:style>
    <style:style style:name="T24" style:family="text">
      <style:text-properties officeooo:rsid="001c74ea"/>
    </style:style>
    <style:style style:name="T25" style:family="text">
      <style:text-properties fo:color="#00627a"/>
    </style:style>
    <style:style style:name="T26" style:family="text">
      <style:text-properties style:font-name="JetBrains Mono1"/>
    </style:style>
    <style:style style:name="T27" style:family="text">
      <style:text-properties officeooo:rsid="001cb70b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officeooo:rsid="001cb70b"/>
    </style:style>
    <style:style style:name="T30" style:family="text">
      <style:text-properties style:text-underline-style="solid" style:text-underline-width="auto" style:text-underline-color="font-color" officeooo:rsid="001c74ea"/>
    </style:style>
    <style:style style:name="T31" style:family="text">
      <style:text-properties fo:color="#8c8c8c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32" style:family="text">
      <style:text-properties fo:color="#080808" style:font-name="JetBrains Mono" fo:font-size="10pt" style:font-name-asian="JetBrains Mono" style:font-size-asian="10pt" style:font-name-complex="JetBrains Mono" style:font-size-complex="10pt"/>
    </style:style>
    <style:style style:name="T33" style:family="text">
      <style:text-properties fo:color="#0033b3" style:font-name="JetBrains Mono" fo:font-size="10pt" style:font-name-asian="JetBrains Mono" style:font-size-asian="10pt" style:font-name-complex="JetBrains Mono" style:font-size-complex="10pt"/>
    </style:style>
    <style:style style:name="T34" style:family="text">
      <style:text-properties fo:color="#080808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35" style:family="text">
      <style:text-properties fo:color="#174ad4" style:font-name="JetBrains Mono" fo:font-size="10pt" style:font-name-asian="JetBrains Mono" style:font-size-asian="10pt" style:font-name-complex="JetBrains Mono" style:font-size-complex="10pt"/>
    </style:style>
    <style:style style:name="T36" style:family="text">
      <style:text-properties fo:color="#067d17" style:font-name="JetBrains Mono" fo:font-size="10pt" style:font-name-asian="JetBrains Mono" style:font-size-asian="10pt" style:font-name-complex="JetBrains Mono" style:font-size-complex="10pt"/>
    </style:style>
    <style:style style:name="T37" style:family="text">
      <style:text-properties fo:color="#871094" style:font-name="JetBrains Mono" fo:font-size="10pt" style:font-name-asian="JetBrains Mono" style:font-size-asian="10pt" style:font-name-complex="JetBrains Mono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8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1.85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Framework </text:p>
      <text:p text:style-name="P1">Алишев </text:p>
      <text:p text:style-name="P1"/>
      <text:p text:style-name="P1">Плэй лист <text:s text:c="2"/><text:a xlink:type="simple" xlink:href="https://www.youtube.com/watch?v=5ePo08sqcpk&amp;list=PLAma_mKffTOR5o0WNHnY0mTjKxnCgSXrZ" text:style-name="Internet_20_link" text:visited-style-name="Visited_20_Internet_20_Link">https://www.youtube.com/watch?v=5ePo08sqcpk&amp;list=PLAma_mKffTOR5o0WNHnY0mTjKxnCgSXrZ</text:a></text:p>
      <text:p text:style-name="P1"/>
      <text:p text:style-name="P1">Урок <text:span text:style-name="T1">2</text:span></text:p>
      <text:p text:style-name="P1"><text:a xlink:type="simple" xlink:href="https://www.youtube.com/watch?v=nLCYk1ySY_U&amp;list=PLAma_mKffTOR5o0WNHnY0mTjKxnCgSXrZ&amp;index=2" text:style-name="Internet_20_link" text:visited-style-name="Visited_20_Internet_20_Link">https://www.youtube.com/watch?v=nLCYk1ySY_U&amp;list=PLAma_mKffTOR5o0WNHnY0mTjKxnCgSXrZ&amp;index=2</text:a></text:p>
      <text:p text:style-name="P1"/>
      <text:p text:style-name="P1">Создали проект — maven-archetype-webApp</text:p>
      <text:p text:style-name="P1">в pom.xml до бавили зависимости </text:p>
      <text:p text:style-name="P1"><text:a xlink:type="simple" xlink:href="https://mvnrepository.com/artifact/org.springframework/spring-core/5.1.4.RELEASE" text:style-name="Internet_20_link" text:visited-style-name="Visited_20_Internet_20_Link">https://mvnrepository.com/artifact/org.springframework/spring-core/5.1.4.RELEASE</text:a></text:p>
      <text:p text:style-name="P1">https://mvnrepository.com/artifact/org.springframework/spring-beans/5.1.4.RELEASE</text:p>
      <text:p text:style-name="P1">https://mvnrepository.com/artifact/org.springframework/spring-context/5.1.4.RELEASE</text:p>
      <text:p text:style-name="P1"><draw:frame text:anchor-type="paragraph" draw:z-index="0" draw:name="Фигура1" draw:style-name="gr1" draw:text-style-name="P44" svg:width="17.569cm" svg:height="8.52cm" svg:x="-0.404cm" svg:y="0.198cm"><draw:text-box><text:p text:style-name="P43"><text:span text:style-name="T31">&lt;!-- https://mvnrepository.com/artifact/org.springframework/spring-core --&gt;</text:span><text:span text:style-name="T31"><text:line-break/></text:span><text:span text:style-name="T32">&lt;</text:span><text:span text:style-name="T33">dependency</text:span><text:span text:style-name="T32">&gt;</text:span><text:span text:style-name="T32"><text:line-break/></text:span><text:span text:style-name="T32"> <text:s/>&lt;</text:span><text:span text:style-name="T33">groupId</text:span><text:span text:style-name="T32">&gt;org.springframework&lt;/</text:span><text:span text:style-name="T33">groupId</text:span><text:span text:style-name="T32">&gt;</text:span><text:span text:style-name="T32"><text:line-break/></text:span><text:span text:style-name="T32"> <text:s/>&lt;</text:span><text:span text:style-name="T33">artifactId</text:span><text:span text:style-name="T32">&gt;spring-core&lt;/</text:span><text:span text:style-name="T33">artifactId</text:span><text:span text:style-name="T32">&gt;</text:span><text:span text:style-name="T32"><text:line-break/></text:span><text:span text:style-name="T32"> <text:s/>&lt;</text:span><text:span text:style-name="T33">version</text:span><text:span text:style-name="T32">&gt;5.1.4.RELEASE&lt;/</text:span><text:span text:style-name="T33">version</text:span><text:span text:style-name="T32">&gt;</text:span><text:span text:style-name="T32"><text:line-break/></text:span><text:span text:style-name="T32">&lt;/</text:span><text:span text:style-name="T33">dependency</text:span><text:span text:style-name="T32">&gt;</text:span><text:span text:style-name="T32"><text:line-break/></text:span><text:span text:style-name="T32"><text:line-break/></text:span><text:span text:style-name="T31">&lt;!-- https://mvnrepository.com/artifact/org.springframework/spring-beans --&gt;</text:span><text:span text:style-name="T31"><text:line-break/></text:span><text:span text:style-name="T32">&lt;</text:span><text:span text:style-name="T33">dependency</text:span><text:span text:style-name="T32">&gt;</text:span><text:span text:style-name="T32"><text:line-break/></text:span><text:span text:style-name="T32"> <text:s/>&lt;</text:span><text:span text:style-name="T33">groupId</text:span><text:span text:style-name="T32">&gt;org.springframework&lt;/</text:span><text:span text:style-name="T33">groupId</text:span><text:span text:style-name="T32">&gt;</text:span><text:span text:style-name="T32"><text:line-break/></text:span><text:span text:style-name="T32"> <text:s/>&lt;</text:span><text:span text:style-name="T33">artifactId</text:span><text:span text:style-name="T32">&gt;spring-beans&lt;/</text:span><text:span text:style-name="T33">artifactId</text:span><text:span text:style-name="T32">&gt;</text:span><text:span text:style-name="T32"><text:line-break/></text:span><text:span text:style-name="T32"> <text:s/>&lt;</text:span><text:span text:style-name="T33">version</text:span><text:span text:style-name="T32">&gt;5.1.4.RELEASE&lt;/</text:span><text:span text:style-name="T33">version</text:span><text:span text:style-name="T32">&gt;</text:span><text:span text:style-name="T32"><text:line-break/></text:span><text:span text:style-name="T32">&lt;/</text:span><text:span text:style-name="T33">dependency</text:span><text:span text:style-name="T32">&gt;</text:span><text:span text:style-name="T32"><text:line-break/></text:span><text:span text:style-name="T32"><text:line-break/></text:span><text:span text:style-name="T31">&lt;!-- https://mvnrepository.com/artifact/org.springframework/spring-context --&gt;</text:span><text:span text:style-name="T31"><text:line-break/></text:span><text:span text:style-name="T32">&lt;</text:span><text:span text:style-name="T33">dependency</text:span><text:span text:style-name="T32">&gt;</text:span><text:span text:style-name="T32"><text:line-break/></text:span><text:span text:style-name="T32"> <text:s/>&lt;</text:span><text:span text:style-name="T33">groupId</text:span><text:span text:style-name="T32">&gt;org.springframework&lt;/</text:span><text:span text:style-name="T33">groupId</text:span><text:span text:style-name="T32">&gt;</text:span><text:span text:style-name="T32"><text:line-break/></text:span><text:span text:style-name="T32"> <text:s/>&lt;</text:span><text:span text:style-name="T33">artifactId</text:span><text:span text:style-name="T32">&gt;spring-context&lt;/</text:span><text:span text:style-name="T33">artifactId</text:span><text:span text:style-name="T32">&gt;</text:span><text:span text:style-name="T32"><text:line-break/></text:span><text:span text:style-name="T32"> <text:s/>&lt;</text:span><text:span text:style-name="T33">version</text:span><text:span text:style-name="T32">&gt;5.1.4.RELEASE&lt;/</text:span><text:span text:style-name="T33">version</text:span><text:span text:style-name="T32">&gt;</text:span><text:span text:style-name="T32"><text:line-break/></text:span><text:span text:style-name="T32">&lt;/</text:span><text:span text:style-name="T33">dependency</text:span><text:span text:style-name="T32">&gt;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В main создана структура папок </text:p>
      <text:p text:style-name="P1"/>
      <text:p text:style-name="P1"><draw:frame draw:style-name="fr1" draw:name="Изображение1" text:anchor-type="paragraph" svg:x="0.166cm" svg:y="0.429cm" svg:width="8.428cm" svg:height="9.396cm" draw:z-index="1"><draw:image xlink:href="Pictures/10000201000001D60000020C7F394DC9575AE1F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файл конфигурации Spring <text:s/>applicationContext.xml</text:p>
      <text:p text:style-name="P1"><draw:frame text:anchor-type="paragraph" draw:z-index="2" draw:name="Фигура2" draw:style-name="gr2" draw:text-style-name="P44" svg:width="17.543cm" svg:height="6.167cm" svg:x="0.046cm" svg:y="0.386cm"><draw:text-box><text:p text:style-name="P43"><text:span text:style-name="T34">&lt;?</text:span><text:span text:style-name="T35">xml version</text:span><text:span text:style-name="T36">="1.0" </text:span><text:span text:style-name="T35">encoding</text:span><text:span text:style-name="T36">="UTF-8"</text:span><text:span text:style-name="T34">?&gt;</text:span><text:span text:style-name="T34"><text:line-break/></text:span><text:span text:style-name="T32">&lt;</text:span><text:span text:style-name="T33">beans <text:s/></text:span><text:span text:style-name="T35">xmlns</text:span><text:span text:style-name="T36">="http://www.springframework.org/schema/beans"</text:span><text:span text:style-name="T36"><text:line-break/></text:span><text:span text:style-name="T36"> <text:s text:c="7"/></text:span><text:span text:style-name="T35">xmlns:</text:span><text:span text:style-name="T37">xsi</text:span><text:span text:style-name="T36">="http://www.w3.org/2001/XMLSchema-instance"</text:span><text:span text:style-name="T36"><text:line-break/></text:span><text:span text:style-name="T36"> <text:s text:c="7"/></text:span><text:span text:style-name="T35">xmlns:</text:span><text:span text:style-name="T37">context</text:span><text:span text:style-name="T36">="http://www.springframework.org/schema/context"</text:span><text:span text:style-name="T36"><text:line-break/></text:span><text:span text:style-name="T36"> <text:s text:c="7"/></text:span><text:span text:style-name="T37">xsi</text:span><text:span text:style-name="T35">:schemaLocation</text:span><text:span text:style-name="T36">="http://www.springframework.org/schema/beans</text:span><text:span text:style-name="T36"><text:line-break/></text:span><text:span text:style-name="T36"> <text:s text:c="7"/>http://www.springframework.org/schema/beans/spring-beans.xsd</text:span><text:span text:style-name="T36"><text:line-break/></text:span><text:span text:style-name="T36"> <text:s text:c="7"/>http://www.springframework.org/schema/context</text:span><text:span text:style-name="T36"><text:line-break/></text:span><text:span text:style-name="T36"> <text:s text:c="7"/>http://www.springframework.org/schema/context/spring-context.xsd"</text:span><text:span text:style-name="T32">&gt;</text:span><text:span text:style-name="T32"><text:line-break/></text:span><text:span text:style-name="T32"><text:line-break/></text:span><text:span text:style-name="T32"> <text:s text:c="3"/>&lt;</text:span><text:span text:style-name="T33">bean </text:span><text:span text:style-name="T35">id</text:span><text:span text:style-name="T36">="firstBean"</text:span><text:span text:style-name="T36"><text:line-break/></text:span><text:span text:style-name="T36"> <text:s text:c="9"/></text:span><text:span text:style-name="T35">class</text:span><text:span text:style-name="T36">="org.example.FirstBean"</text:span><text:span text:style-name="T32">&gt;</text:span><text:span text:style-name="T32"><text:line-break/></text:span><text:span text:style-name="T32"> <text:s text:c="7"/>&lt;</text:span><text:span text:style-name="T33">constructor-arg </text:span><text:span text:style-name="T35">value</text:span><text:span text:style-name="T36">="Neil"</text:span><text:span text:style-name="T32">/&gt;</text:span><text:span text:style-name="T32"><text:line-break/></text:span><text:span text:style-name="T32"> <text:s text:c="3"/>&lt;/</text:span><text:span text:style-name="T33">bean</text:span><text:span text:style-name="T32">&gt;</text:span><text:span text:style-name="T32"><text:line-break/></text:span><text:span text:style-name="T32"><text:line-break/></text:span><text:span text:style-name="T32">&lt;/</text:span><text:span text:style-name="T33">beans</text:span><text:span text:style-name="T32">&gt;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И два класса</text:p>
      <text:p text:style-name="P1">класс запуска ExampleSpring</text:p>
      <text:p text:style-name="P1">И <text:span text:style-name="T2">файл бин — </text:span>FirstBean</text:p>
      <text:p text:style-name="P1"/>
      <text:p text:style-name="P1"/>
      <text:p text:style-name="P2">Урок 4</text:p>
      <text:p text:style-name="P5">Инверсия управления Inversion of Control</text:p>
      <text:p text:style-name="P2"><text:a xlink:type="simple" xlink:href="https://www.youtube.com/watch?v=Ns0IxBXDbWw&amp;list=PLAma_mKffTOR5o0WNHnY0mTjKxnCgSXrZ&amp;index=4" text:style-name="Internet_20_link" text:visited-style-name="Visited_20_Internet_20_Link"><text:span text:style-name="T4">https://www.youtube.com/watch?v=Ns0IxBXDbWw&amp;list=PLAma_mKffTOR5o0WNHnY0mTjKxnCgSXrZ&amp;index=4</text:span></text:a></text:p>
      <text:p text:style-name="P5"/>
      <text:p text:style-name="P26"><text:span text:style-name="T6">* </text:span><text:span text:style-name="T7">Inversion of Control <text:s/>- </text:span><text:span text:style-name="T8">паттерн для передачи контроля контейнеру. За создание конкретных объектов ответственен не сами объекты, а IoC контейнер.</text:span></text:p>
      <text:p text:style-name="P27">* Dependency Injection — внедрение объекта в другой объектам</text:p>
      <text:p text:style-name="P6">* IoC контейнеру</text:p>
      <text:p text:style-name="P15"/>
      <text:p text:style-name="P7">Bean — это простой Java объектам</text:p>
      <text:p text:style-name="P7">Когда Java объекиты создаются с помощью Spring-а <text:s/>они называются бинами (beans)</text:p>
      <text:p text:style-name="P7">Бины создаются из java классов (так же как и обычные объекты)</text:p>
      <text:p text:style-name="P7"/>
      <text:p text:style-name="P8">Spring можно конфигурировать с помощью :</text:p>
      <text:p text:style-name="P8"><text:tab/>* XMLфайла </text:p>
      <text:p text:style-name="P8"><text:tab/>* Java аннотаций</text:p>
      <text:p text:style-name="P8"><text:tab/>* и Java кода </text:p>
      <text:p text:style-name="P8"/>
      <text:p text:style-name="P10">Практика 13-34</text:p>
      <text:p text:style-name="P11">РокМузыки <text:span text:style-name="T14">создаем Spring-ом <text:s/>через </text:span><text:s/>applicationContext.xml <text:s/></text:p>
      <text:p text:style-name="P11">И внедряем <text:span text:style-name="T14">его в </text:span>MusicPlayer в файле ExampleSpring <text:span text:style-name="T14">в строке </text:span></text:p>
      <text:p text:style-name="P29">MusicPlayer player = new MusicPlayer(<text:span text:style-name="T11">music</text:span>);</text:p>
      <text:p text:style-name="P12"/>
      <text:p text:style-name="P12"/>
      <text:p text:style-name="P10"/>
      <text:p text:style-name="P3">Урок <text:span text:style-name="T13">5</text:span></text:p>
      <text:p text:style-name="P16">Внедрение зависимости <text:s/>Dependency Injection (DI) Введение </text:p>
      <text:p text:style-name="P16"><text:a xlink:type="simple" xlink:href="https://www.youtube.com/watch?v=MjnVZgMnTT0&amp;list=PLAma_mKffTOR5o0WNHnY0mTjKxnCgSXrZ&amp;index=5" text:style-name="Internet_20_link" text:visited-style-name="Visited_20_Internet_20_Link">https://www.youtube.com/watch?v=MjnVZgMnTT0&amp;list=PLAma_mKffTOR5o0WNHnY0mTjKxnCgSXrZ&amp;index=5</text:a></text:p>
      <text:p text:style-name="P16"><text:soft-page-break/></text:p>
      <text:p text:style-name="P18">типичные шаги в работе со Sping-ом</text:p>
      <text:p text:style-name="P18">Создание Java классов (будушие бины)</text:p>
      <text:p text:style-name="P18">Создаем и связываем бины с помощью Spring (анотации, XML или Java код)</text:p>
      <text:p text:style-name="P18">При использовании , все объекты <text:s/>(бины ) беруться из контейнера Spring</text:p>
      <text:p text:style-name="P18"/>
      <text:p text:style-name="P18">Способы внедрения зависимости </text:p>
      <text:p text:style-name="P18">- через конструктор</text:p>
      <text:p text:style-name="P18">- через Setter</text:p>
      <text:p text:style-name="P18">- Есть множество конфигураций того как внедрять <text:s/>(scop, <text:span text:style-name="T15">init-metod, destroy-metod, </text:span>factory method и тд)</text:p>
      <text:p text:style-name="P18">- Процесс внедрения можно автоматизировать (Autowiring)</text:p>
      <text:p text:style-name="P18"/>
      <text:p text:style-name="P20">Практика <text:s/>3,11</text:p>
      <text:p text:style-name="P13">РокМузыки <text:span text:style-name="T14">создаем Spring-ом <text:s/>через </text:span><text:s/>applicationContext.xml <text:s/></text:p>
      <text:p text:style-name="P13">MusicPlayer <text:span text:style-name="T14">создаем Spring-ом <text:s/>через </text:span><text:s/>applicationContext.xml <text:s/><text:span text:style-name="T15">и внего передается аргумент</text:span></text:p>
      <text:p text:style-name="P25"><text:span text:style-name="T10">чере</text:span><text:span text:style-name="T9">з тег </text:span><text:span text:style-name="T12">&lt;constructor-arg ref="musicBean"/&gt;</text:span></text:p>
      <text:p text:style-name="P13">Нам лищб остается взять MusicPlayer player из Контекста и запустить метод playMusic();</text:p>
      <text:p text:style-name="P30">MusicPlayer player = context.getBean("musicPlayer", MusicPlayer.class); // стало, так как Spring сам запустил инициализацию и в конструкторе подстаил необходимый параметр</text:p>
      <text:p text:style-name="P31">player.playMusic();</text:p>
      <text:p text:style-name="P34">Это была реализация <text:s/>внедрения <text:s/>с помощью конструктора</text:p>
      <text:p text:style-name="P32"/>
      <text:p text:style-name="P21"/>
      <text:p text:style-name="P4">Урок <text:span text:style-name="T24">6</text:span></text:p>
      <text:p text:style-name="P17">Внедрение зависимости <text:s/>Dependency Injection (DI) <text:span text:style-name="T15">часть2</text:span> </text:p>
      <text:p text:style-name="P20"><text:a xlink:type="simple" xlink:href="https://www.youtube.com/watch?v=dBxRmUH3Af8&amp;list=PLAma_mKffTOR5o0WNHnY0mTjKxnCgSXrZ&amp;index=6" text:style-name="Internet_20_link" text:visited-style-name="Visited_20_Internet_20_Link">https://www.youtube.com/watch?v=dBxRmUH3Af8&amp;list=PLAma_mKffTOR5o0WNHnY0mTjKxnCgSXrZ&amp;index=6</text:a></text:p>
      <text:p text:style-name="P20"/>
      <text:p text:style-name="P22">На этом уроке внедрим зависимость с помощью Setter</text:p>
      <text:p text:style-name="P22">И недрим зависимости из внешнего файла</text:p>
      <text:p text:style-name="P19">- Есть множество конфигураций того как внедрять <text:s/>(scop, <text:span text:style-name="T15">init-metod, destroy-metod, </text:span>factory method и тд)</text:p>
      <text:p text:style-name="P19"/>
      <text:p text:style-name="P9"><text:span text:style-name="T24">Можно внедрять <text:s/>серез </text:span>:</text:p>
      <text:p text:style-name="P9"><text:tab/>* XMLфайла </text:p>
      <text:p text:style-name="P9"><text:tab/>* Java аннотаций</text:p>
      <text:p text:style-name="P9"><text:tab/>* и Java кода </text:p>
      <text:p text:style-name="P19">- Процесс внедрения можно автоматизировать (Autowiring)</text:p>
      <text:p text:style-name="P19"/>
      <text:p text:style-name="P23">Внедрение зависимости через сеттер</text:p>
      <text:p text:style-name="P14"><text:s/>Суть в том, что Бин конфигурируется через пустой конструктор, а Зависимость в пережается через Сеттер соответствующего параметра.</text:p>
      <text:p text:style-name="P23"/>
      <text:p text:style-name="P23">Другими словами: Реализация DI через конструктор :</text:p>
      <text:p text:style-name="P35"><text:span text:style-name="T18">public </text:span><text:span text:style-name="T25">MusicPlayer</text:span>(<text:span text:style-name="T3">Music </text:span>music) {</text:p>
      <text:p text:style-name="P41"><text:s text:c="4"/><text:span text:style-name="T19">this</text:span><text:span text:style-name="T26">.</text:span><text:span text:style-name="T22">music </text:span><text:span text:style-name="T26">= music;</text:span></text:p>
      <text:p text:style-name="P41"><text:s text:c="4"/><text:span text:style-name="T5">System</text:span><text:span text:style-name="T26">.</text:span><text:span text:style-name="T23">out</text:span><text:span text:style-name="T26">.println(</text:span><text:span text:style-name="T20">"implement MusicPlayer"</text:span><text:span text:style-name="T26">);</text:span></text:p>
      <text:p text:style-name="P38">}</text:p>
      <text:p text:style-name="P38"/>
      <text:p text:style-name="P23"><text:span text:style-name="T27">Для р</text:span>еализация DI через setter <text:span text:style-name="T29">необходи конструктор без параметров и <text:s/>сеттреы и геттеры для соответствующего параметра</text:span><text:span text:style-name="T28">:</text:span></text:p>
      <text:p text:style-name="P37"><text:span text:style-name="T18">public </text:span><text:span text:style-name="T25">MusicPlayer</text:span>() {</text:p>
      <text:p text:style-name="P42"><text:soft-page-break/><text:s text:c="8"/><text:span text:style-name="T5">System</text:span><text:span text:style-name="T26">.</text:span><text:span text:style-name="T23">out</text:span><text:span text:style-name="T26">.println(</text:span><text:span text:style-name="T20">"</text:span><text:span text:style-name="T21">Инициализация объекта без параметра</text:span><text:span text:style-name="T20">"</text:span><text:span text:style-name="T26">);</text:span></text:p>
      <text:p text:style-name="P37">}</text:p>
      <text:p text:style-name="P33">И зависимость внедряем через м<text:span text:style-name="T17">етод </text:span><text:span text:style-name="T16">S</text:span><text:span text:style-name="T17">et</text:span></text:p>
      <text:p text:style-name="P36">public void setMusic(Music music) {</text:p>
      <text:p text:style-name="P41"><text:s text:c="4"/><text:span text:style-name="T19">this</text:span><text:span text:style-name="T26">.</text:span><text:span text:style-name="T22">music </text:span><text:span text:style-name="T26">= music;</text:span></text:p>
      <text:p text:style-name="P38">}</text:p>
      <text:p text:style-name="P38"/>
      <text:p text:style-name="P39">В конфигурарационном запуск этих методов будет выглядить <text:s/>следующим образом:</text:p>
      <text:p text:style-name="P40">Через конструктор:</text:p>
      <text:p text:style-name="P39"><draw:frame text:anchor-type="paragraph" draw:z-index="3" draw:name="Фигура3" draw:style-name="gr3" draw:text-style-name="P46" svg:width="13.627cm" svg:height="1.853cm" svg:x="0.034cm" svg:y="0.201cm"><draw:text-box><text:p text:style-name="P45"><text:span text:style-name="T32">&lt;</text:span><text:span text:style-name="T33">bean </text:span><text:span text:style-name="T35">id</text:span><text:span text:style-name="T36">="musicPlayer"</text:span><text:span text:style-name="T36"><text:line-break/></text:span><text:span text:style-name="T36"> <text:s text:c="5"/></text:span><text:span text:style-name="T35">class</text:span><text:span text:style-name="T36">="org.example.MusicPlayer" </text:span><text:span text:style-name="T32">&gt;</text:span><text:span text:style-name="T32"><text:line-break/></text:span><text:span text:style-name="T32"> <text:s text:c="3"/>&lt;</text:span><text:span text:style-name="T33">constructor-arg </text:span><text:span text:style-name="T35">ref</text:span><text:span text:style-name="T36">="musicBean"</text:span><text:span text:style-name="T32">/&gt;</text:span><text:span text:style-name="T32"><text:line-break/></text:span><text:span text:style-name="T32">&lt;/</text:span><text:span text:style-name="T33">bean</text:span><text:span text:style-name="T32">&gt;</text:span></text:p></draw:text-box></draw:frame></text:p>
      <text:p text:style-name="P23"/>
      <text:p text:style-name="P22"/>
      <text:p text:style-name="P20"/>
      <text:p text:style-name="P20"/>
      <text:p text:style-name="P24">Через Setter</text:p>
      <text:p text:style-name="P18"><draw:frame text:anchor-type="paragraph" draw:z-index="4" draw:name="Фигура3" draw:style-name="gr3" draw:text-style-name="P46" svg:width="13.627cm" svg:height="1.853cm" svg:x="0.034cm" svg:y="0.425cm"><draw:text-box><text:p text:style-name="P47"><text:span text:style-name="T32">&lt;</text:span><text:span text:style-name="T33">bean </text:span><text:span text:style-name="T35">id</text:span><text:span text:style-name="T36">="musicPlayer"</text:span><text:span text:style-name="T36"><text:line-break/></text:span><text:span text:style-name="T36"> <text:s text:c="5"/></text:span><text:span text:style-name="T35">class</text:span><text:span text:style-name="T36">="org.example.MusicPlayer" </text:span><text:span text:style-name="T32">&gt;</text:span><text:span text:style-name="T32"><text:line-break/></text:span><text:span text:style-name="T32"> <text:s text:c="3"/>&lt;property name=“music“</text:span><text:span text:style-name="T33"> </text:span><text:span text:style-name="T35">ref</text:span><text:span text:style-name="T36">="musicBean"</text:span><text:span text:style-name="T32">/&gt;</text:span><text:span text:style-name="T32"><text:line-break/></text:span><text:span text:style-name="T32">&lt;/</text:span><text:span text:style-name="T33">bean</text:span><text:span text:style-name="T32">&gt;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6"/>
      <text:p text:style-name="P16"/>
      <text:p text:style-name="P10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1" svg:font-family="'JetBrains Mono', monospace"/>
    <style:font-face style:name="Lohit Devanagari1" svg:font-family="'Lohit Devanagari'"/>
    <style:font-face style:name="JetBrains Mono" svg:font-family="'JetBrains Mono'" style:font-family-generic="modern"/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23:11:50.611787767</meta:creation-date>
    <dc:date>2022-09-25T20:05:39.402041178</dc:date>
    <meta:editing-duration>PT1H20M45S</meta:editing-duration>
    <meta:editing-cycles>9</meta:editing-cycles>
    <meta:generator>LibreOffice/6.0.7.3$Linux_X86_64 LibreOffice_project/00m0$Build-3</meta:generator>
    <meta:document-statistic meta:table-count="0" meta:image-count="1" meta:object-count="0" meta:page-count="4" meta:paragraph-count="81" meta:word-count="420" meta:character-count="3782" meta:non-whitespace-character-count="3373"/>
  </office:meta>
</office:document-meta>
</file>